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Symbol" svg:font-family="Symbol" style:font-family-generic="decorative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79cm" fo:margin-left="-0.203cm" table:align="left" style:writing-mode="lr-tb"/>
    </style:style>
    <style:style style:name="Table1.A" style:family="table-column">
      <style:table-column-properties style:column-width="4.064cm"/>
    </style:style>
    <style:style style:name="Table1.B" style:family="table-column">
      <style:table-column-properties style:column-width="2.032cm"/>
    </style:style>
    <style:style style:name="Table1.C" style:family="table-column">
      <style:table-column-properties style:column-width="6.604cm"/>
    </style:style>
    <style:style style:name="Table1.D" style:family="table-column">
      <style:table-column-properties style:column-width="4.0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officeooo:rsid="002c7f4a" officeooo:paragraph-rsid="001f72fa"/>
    </style:style>
    <style:style style:name="P3" style:family="paragraph" style:parent-style-name="Standard">
      <style:text-properties officeooo:paragraph-rsid="001f72fa"/>
    </style:style>
    <style:style style:name="P4" style:family="paragraph" style:parent-style-name="Standard">
      <style:text-properties officeooo:rsid="001f72fa" officeooo:paragraph-rsid="001f72fa"/>
    </style:style>
    <style:style style:name="P5" style:family="paragraph" style:parent-style-name="Standard">
      <style:paragraph-properties fo:text-align="center" style:justify-single-word="false"/>
      <style:text-properties officeooo:paragraph-rsid="002adbf3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text-properties fo:font-size="14pt" style:font-size-asian="14pt"/>
    </style:style>
    <style:style style:name="P8" style:family="paragraph" style:parent-style-name="Standard">
      <style:text-properties fo:language="es" fo:country="AR" officeooo:rsid="002825bf" officeooo:paragraph-rsid="002825bf" style:language-complex="ar" style:country-complex="SA"/>
    </style:style>
    <style:style style:name="P9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P10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officeooo:rsid="002adbf3" officeooo:paragraph-rsid="002adbf3" style:font-size-asian="18pt" style:font-weight-asian="bold" style:font-name-complex="Arial"/>
    </style:style>
    <style:style style:name="P11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P12" style:family="paragraph" style:parent-style-name="Header">
      <style:text-properties fo:font-size="12pt" style:font-size-asian="12pt"/>
    </style:style>
    <style:style style:name="P13" style:family="paragraph" style:parent-style-name="Tabletext">
      <style:text-properties officeooo:rsid="00252698" officeooo:paragraph-rsid="002adbf3"/>
    </style:style>
    <style:style style:name="P14" style:family="paragraph" style:parent-style-name="Tabletext">
      <style:paragraph-properties fo:text-align="center" style:justify-single-word="false"/>
      <style:text-properties fo:font-weight="bold" style:font-weight-asian="bold"/>
    </style:style>
    <style:style style:name="P15" style:family="paragraph" style:parent-style-name="Tabletext">
      <style:paragraph-properties style:snap-to-layout-grid="false"/>
    </style:style>
    <style:style style:name="P16" style:family="paragraph" style:parent-style-name="Tabletext">
      <style:text-properties officeooo:rsid="001f72fa" officeooo:paragraph-rsid="001f72fa"/>
    </style:style>
    <style:style style:name="P17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P18" style:family="paragraph" style:parent-style-name="Standard">
      <style:paragraph-properties fo:margin-left="0cm" fo:margin-right="0.635cm" fo:text-indent="0cm" style:auto-text-indent="false"/>
    </style:style>
    <style:style style:name="P19" style:family="paragraph" style:parent-style-name="InfoBlue">
      <style:paragraph-properties fo:margin-left="0cm" fo:margin-right="0cm" fo:text-indent="0cm" style:auto-text-indent="false"/>
    </style:style>
    <style:style style:name="P20" style:family="paragraph" style:parent-style-name="Contents_20_1">
      <style:paragraph-properties>
        <style:tab-stops>
          <style:tab-stop style:position="0.762cm"/>
          <style:tab-stop style:position="16.51cm" style:type="right"/>
        </style:tab-stops>
      </style:paragraph-properties>
      <style:text-properties officeooo:paragraph-rsid="001f72fa"/>
    </style:style>
    <style:style style:name="P21" style:family="paragraph" style:parent-style-name="Heading">
      <style:paragraph-properties fo:text-align="end" style:justify-single-word="false"/>
    </style:style>
    <style:style style:name="P22" style:family="paragraph" style:parent-style-name="Heading">
      <style:paragraph-properties fo:text-align="end" style:justify-single-word="false"/>
      <style:text-properties fo:font-size="14pt" style:font-size-asian="14pt"/>
    </style:style>
    <style:style style:name="P23" style:family="paragraph" style:parent-style-name="Heading">
      <style:paragraph-properties fo:text-align="end" style:justify-single-word="false"/>
      <style:text-properties officeooo:rsid="002c7f4a" officeooo:paragraph-rsid="002c7f4a"/>
    </style:style>
    <style:style style:name="P24" style:family="paragraph" style:parent-style-name="Heading">
      <style:paragraph-properties fo:break-before="page"/>
    </style:style>
    <style:style style:name="P25" style:family="paragraph" style:parent-style-name="Text_20_body">
      <style:text-properties fo:language="es" fo:country="AR" officeooo:rsid="002c7f4a" officeooo:paragraph-rsid="002c7f4a" style:language-complex="ar" style:country-complex="SA"/>
    </style:style>
    <style:style style:name="P26" style:family="paragraph" style:parent-style-name="Text_20_body">
      <style:text-properties fo:language="es" fo:country="AR" officeooo:rsid="002c7f4a" officeooo:paragraph-rsid="002cd736" style:language-complex="ar" style:country-complex="SA"/>
    </style:style>
    <style:style style:name="P27" style:family="paragraph" style:parent-style-name="Text_20_body">
      <style:text-properties fo:language="es" fo:country="AR" officeooo:rsid="002c7f4a" officeooo:paragraph-rsid="002e3bc4" style:language-complex="ar" style:country-complex="SA"/>
    </style:style>
    <style:style style:name="P28" style:family="paragraph" style:parent-style-name="Text_20_body">
      <style:text-properties officeooo:paragraph-rsid="002c7f4a"/>
    </style:style>
    <style:style style:name="P29" style:family="paragraph" style:parent-style-name="Text_20_body">
      <style:text-properties fo:language="es" fo:country="AR" officeooo:rsid="002f5e85" officeooo:paragraph-rsid="002c7f4a" style:language-complex="ar" style:country-complex="SA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fo:language="es" fo:country="AR" officeooo:rsid="002f5e85" officeooo:paragraph-rsid="002f5e85" style:language-complex="ar" style:country-complex="SA"/>
    </style:style>
    <style:style style:name="P31" style:family="paragraph" style:parent-style-name="Heading" style:master-page-name="Standard">
      <style:paragraph-properties fo:text-align="end" style:justify-single-word="false" style:page-number="auto"/>
      <style:text-properties officeooo:rsid="001f72fa" officeooo:paragraph-rsid="001f72fa"/>
    </style:style>
    <style:style style:name="P32" style:family="paragraph" style:parent-style-name="Heading" style:master-page-name="Convert_20_1">
      <style:paragraph-properties style:page-number="auto"/>
    </style:style>
    <style:style style:name="P33" style:family="paragraph" style:parent-style-name="Heading_20_1">
      <style:text-properties officeooo:rsid="002f5e85" officeooo:paragraph-rsid="002f5e85"/>
    </style:style>
    <style:style style:name="P34" style:family="paragraph" style:parent-style-name="Heading_20_1">
      <style:text-properties fo:language="es" fo:country="AR" officeooo:rsid="002f5e85" officeooo:paragraph-rsid="002f5e85" style:language-complex="ar" style:country-complex="SA"/>
    </style:style>
    <style:style style:name="T1" style:family="text">
      <style:text-properties officeooo:rsid="001f72fa"/>
    </style:style>
    <style:style style:name="T2" style:family="text">
      <style:text-properties style:font-name="Times New Roman" fo:font-size="10pt" officeooo:rsid="00252698"/>
    </style:style>
    <style:style style:name="T3" style:family="text">
      <style:text-properties fo:language="en" fo:country="US" style:language-asian="en" style:country-asian="US"/>
    </style:style>
    <style:style style:name="T4" style:family="text">
      <style:text-properties style:font-name="Calibri" fo:font-size="12pt" fo:language="es" fo:country="ES" style:font-size-asian="12pt" style:language-asian="en" style:country-asian="US" style:font-name-complex="Calibri" style:font-size-complex="12pt"/>
    </style:style>
    <style:style style:name="T5" style:family="text">
      <style:text-properties style:font-name-asian="Arial"/>
    </style:style>
    <style:style style:name="T6" style:family="text">
      <style:text-properties officeooo:rsid="002c7f4a" style:font-name-asian="Arial"/>
    </style:style>
    <style:style style:name="T7" style:family="text">
      <style:text-properties officeooo:rsid="002cd736"/>
    </style:style>
    <style:style style:name="T8" style:family="text">
      <style:text-properties officeooo:rsid="002e3bc4"/>
    </style:style>
    <style:style style:name="T9" style:family="text">
      <style:text-properties fo:language="es" fo:country="AR" officeooo:rsid="002f5e85" style:language-complex="ar" style:country-complex="SA"/>
    </style:style>
    <style:style style:name="T10" style:family="text">
      <style:text-properties fo:language="es" fo:country="AR" officeooo:rsid="002c7f4a" style:language-complex="ar" style:country-complex="SA"/>
    </style:style>
    <style:style style:name="T11" style:family="text">
      <style:text-properties officeooo:rsid="002f5e85"/>
    </style:style>
    <style:style style:name="T12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Sistema de Apoyo a los Puntos Limpios</text:p>
      <text:p text:style-name="P23">Criterios DONE</text:p>
      <text:p text:style-name="P21"/>
      <text:p text:style-name="P22">Version 1.0</text:p>
      <text:p text:style-name="P7"/>
      <text:p text:style-name="Standard"/>
      <text:p text:style-name="Text_20_body"/>
      <text:p text:style-name="Text_20_body"/>
      <text:p text:style-name="P32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4">Date</text:p>
          </table:table-cell>
          <table:table-cell table:style-name="Table1.A1" office:value-type="string">
            <text:p text:style-name="P14">Version</text:p>
          </table:table-cell>
          <table:table-cell table:style-name="Table1.A1" office:value-type="string">
            <text:p text:style-name="P14">Description</text:p>
          </table:table-cell>
          <table:table-cell table:style-name="Table1.D1" office:value-type="string">
            <text:p text:style-name="P14">Author</text:p>
          </table:table-cell>
        </table:table-row>
        <table:table-row table:style-name="Table1.1">
          <table:table-cell table:style-name="Table1.A1" office:value-type="string">
            <text:p text:style-name="P3"><text:span text:style-name="T1">13</text:span>/<text:span text:style-name="T1">05</text:span>/<text:span text:style-name="T1">2019</text:span></text:p>
          </table:table-cell>
          <table:table-cell table:style-name="Table1.A1" office:value-type="string">
            <text:p text:style-name="P16">1.0</text:p>
          </table:table-cell>
          <table:table-cell table:style-name="Table1.A1" office:value-type="string">
            <text:p text:style-name="P16">Creación de la US</text:p>
          </table:table-cell>
          <table:table-cell table:style-name="Table1.D1" office:value-type="string">
            <text:p text:style-name="P13">Grupo 6</text:p>
          </table:table-cell>
        </table:table-row>
        <table:table-row table:style-name="Table1.1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D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D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D1" office:value-type="string">
            <text:p text:style-name="P15"/>
          </table:table-cell>
        </table:table-row>
      </table:table>
      <text:p text:style-name="Standard"/>
      <text:p text:style-name="P24">Table of Contents</text:p>
      <text:p text:style-name="P20"><text:span text:style-name="T3">1.</text:span><text:span text:style-name="T4"><text:tab/></text:span><text:span text:style-name="T3">Description<text:tab/></text:span><text:a xlink:type="simple" xlink:href="#__RefHeading___Toc508007276" text:style-name="Index_20_Link" text:visited-style-name="Index_20_Link"><text:span text:style-name="T3">3</text:span></text:a></text:p>
      <text:p text:style-name="P20"><text:span text:style-name="T3">2.</text:span><text:span text:style-name="T4"><text:tab/></text:span><text:span text:style-name="T3">Acceptance Criteria<text:tab/></text:span><text:a xlink:type="simple" xlink:href="#__RefHeading___Toc508007277" text:style-name="Index_20_Link" text:visited-style-name="Index_20_Link"><text:span text:style-name="T3">3</text:span></text:a></text:p>
      <text:p text:style-name="P24"><text:span text:style-name="T6">Criterios DONE</text:span><text:span text:style-name="T5"> </text:span></text:p>
      <text:p text:style-name="P19"/>
      <text:h text:style-name="P33" text:outline-level="1"><text:bookmark-start text:name="__RefHeading___Toc508007276"/>Criterios de finalización<text:bookmark-end text:name="__RefHeading___Toc508007276"/></text:h>
      <text:p text:style-name="P8"/>
      <text:p text:style-name="P25"><text:span text:style-name="T11">D</text:span>etallaremos <text:s/>los criterios que consideramos <text:span text:style-name="T8">críticos</text:span> para dar por concluido el proyecto: </text:p>
      <text:p text:style-name="P25"/>
      <text:p text:style-name="P26">- La funcionalidad que se encarga de calcular las <text:span text:style-name="T8">estadísticas</text:span> tiene que <text:span text:style-name="T7">estar </text:span>100% <text:span text:style-name="T7">verificada.</text:span></text:p>
      <text:p text:style-name="P26">- <text:span text:style-name="T7">Los puntos limpios</text:span> <text:span text:style-name="T8">itinerantes tienen que informar de forma precisa su estado (posibles estados cumple cuota mínima, si o no).</text:span></text:p>
      <text:p text:style-name="P26">- <text:span text:style-name="T7">El calculo de volumen de material reciclable tiene un máximo de margen de error del 10% entre el volumen real y el estimado por la misma (una botella puede o no estar comprimida).</text:span></text:p>
      <text:p text:style-name="P27">- <text:span text:style-name="T8">El registro de usuario si bien es importante para la funcionamiento de la aplicación no es fundamental que funcione al 100% con un 75% <text:s/>lo consideramos aceptable.</text:span></text:p>
      <text:p text:style-name="P26">- <text:span text:style-name="T8">La geolocalización de los camiones sera un estimativo con un margen de error del 5%.</text:span></text:p>
      <text:p text:style-name="P28"><text:span text:style-name="T10">- </text:span><text:span text:style-name="T9">La información necesaria para que el vecino sepa donde y cuando podrá llevar sus reciclables (y qué podrá reciclar) es indispensable para la coordinación de la recolección.</text:span></text:p>
      <text:p text:style-name="P29"/>
      <text:h text:style-name="P34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Symbol" svg:font-family="Symbol" style:font-family-generic="decorative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fo:text-indent="-1.27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Sangría_20_normal" style:display-name="Sangría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Texto_20_independiente_20_2" style:display-name="Texto independiente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loext:contextual-spacing="false" fo:text-indent="0cm" style:auto-text-indent="false"/>
      <style:text-properties fo:color="#0000ff" fo:font-style="italic" style:font-style-asian="italic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fo:orphans="2" fo:widows="2" fo:text-indent="0cm" style:auto-text-indent="false"/>
      <style:text-properties fo:color="#0000ff" fo:font-style="italic" style:font-name-asian="Arial Unicode MS" style:font-family-asian="'Arial Unicode MS'" style:font-family-generic-asian="swiss" style:font-pitch-asian="variable" style:font-style-asian="italic" style:font-style-complex="italic"/>
    </style:style>
    <style:style style:name="Texto_20_de_20_globo" style:display-name="Texto de glob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4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5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6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8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9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0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1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2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3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4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5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6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18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9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20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21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St2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St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ootnote_20_Symbol" style:display-name="Footnote Symbol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6.886cm" fo:margin-left="-0.203cm" table:align="left" style:writing-mode="lr-tb"/>
    </style:style>
    <style:style style:name="Table3.A" style:family="table-column">
      <style:table-column-properties style:column-width="11.252cm"/>
    </style:style>
    <style:style style:name="Table3.B" style:family="table-column">
      <style:table-column-properties style:column-width="5.63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2" style:family="table">
      <style:table-properties style:width="16.732cm" fo:margin-left="-0.191cm" table:align="left" style:writing-mode="lr-tb"/>
    </style:style>
    <style:style style:name="Table2.A" style:family="table-column">
      <style:table-column-properties style:column-width="5.57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officeooo:rsid="002adbf3" officeooo:paragraph-rsid="002adbf3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MP5" style:family="paragraph" style:parent-style-name="Header">
      <style:text-properties fo:font-size="12pt" style:font-size-asian="12pt"/>
    </style:style>
    <style:style style:name="MP6" style:family="paragraph" style:parent-style-name="Tabletext">
      <style:text-properties officeooo:rsid="00252698" officeooo:paragraph-rsid="002adbf3"/>
    </style:style>
    <style:style style:name="MP7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MP8" style:family="paragraph" style:parent-style-name="Standard">
      <style:text-properties officeooo:rsid="002c7f4a" officeooo:paragraph-rsid="001f72fa"/>
    </style:style>
    <style:style style:name="MP9" style:family="paragraph" style:parent-style-name="Standard">
      <style:text-properties officeooo:paragraph-rsid="001f72fa"/>
    </style:style>
    <style:style style:name="MP10" style:family="paragraph" style:parent-style-name="Standard">
      <style:text-properties officeooo:rsid="001f72fa" officeooo:paragraph-rsid="001f72fa"/>
    </style:style>
    <style:style style:name="MP11" style:family="paragraph" style:parent-style-name="Standard">
      <style:paragraph-properties fo:margin-left="0cm" fo:margin-right="0.635cm" fo:text-indent="0cm" style:auto-text-indent="false"/>
    </style:style>
    <style:style style:name="MP12" style:family="paragraph" style:parent-style-name="Standard">
      <style:paragraph-properties fo:text-align="center" style:justify-single-word="false"/>
      <style:text-properties officeooo:paragraph-rsid="002adbf3"/>
    </style:style>
    <style:style style:name="MP13" style:family="paragraph" style:parent-style-name="Standard">
      <style:paragraph-properties fo:text-align="end" style:justify-single-word="false"/>
    </style:style>
    <style:style style:name="MT1" style:family="text">
      <style:text-properties officeooo:rsid="001f72fa"/>
    </style:style>
    <style:style style:name="MT2" style:family="text">
      <style:text-properties style:font-name="Times New Roman" fo:font-size="10pt" officeooo:rsid="00252698"/>
    </style:style>
    <style:style style:name="MT3" style:family="text"/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Grupo 6</text:p>
        <text:p text:style-name="MP4"/>
        <text:p text:style-name="MP5"/>
      </style:header>
    </style:master-page>
    <style:master-page style:name="Convert_20_1" style:display-name="Convert 1" style:page-layout-name="Mpm2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6">Grupo 6</text:p>
            </table:table-cell>
            <table:table-cell table:style-name="Table3.B1" office:value-type="string">
              <text:p text:style-name="MP7"><text:s text:c="2"/>Version: <text:s text:c="10"/>1.0</text:p>
            </table:table-cell>
          </table:table-row>
          <table:table-row table:style-name="Table3.1">
            <table:table-cell table:style-name="Table3.A1" office:value-type="string">
              <text:p text:style-name="MP8">Criterios DONE</text:p>
            </table:table-cell>
            <table:table-cell table:style-name="Table3.B1" office:value-type="string">
              <text:p text:style-name="MP9"><text:s text:c="2"/>Date: <text:s/><text:span text:style-name="MT1">13</text:span>/<text:span text:style-name="MT1">05</text:span>/<text:span text:style-name="MT1">2019</text:span></text:p>
            </table:table-cell>
          </table:table-row>
          <table:table-row table:style-name="Table3.1">
            <table:table-cell table:style-name="Table3.B1" table:number-columns-spanned="2" office:value-type="string">
              <text:p text:style-name="MP10"/>
            </table:table-cell>
            <table:covered-table-cell/>
          </table:table-row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11">Confidential</text:p>
            </table:table-cell>
            <table:table-cell table:style-name="Table2.A1" office:value-type="string">
              <text:p text:style-name="MP12"><text:span text:style-name="MT2">Grupo 6</text:span>, <text:span text:style-name="MT1">2019</text:span></text:p>
            </table:table-cell>
            <table:table-cell table:style-name="Table2.A1" office:value-type="string">
              <text:p text:style-name="MP13">Page <text:span text:style-name="Page_20_Number"><text:page-number text:select-page="current">4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er Story Specification: &lt;User Story Name&gt;</dc:title>
    <dc:subject>&lt;Project Name&gt;</dc:subject>
    <meta:creation-date>2019-05-08T19:15:31.711729592</meta:creation-date>
    <dc:date>2019-05-13T23:11:24.434000000</dc:date>
    <meta:editing-cycles>16</meta:editing-cycles>
    <meta:editing-duration>PT12H56M35S</meta:editing-duration>
    <meta:generator>LibreOffice/6.0.0.3$Windows_X86_64 LibreOffice_project/64a0f66915f38c6217de274f0aa8e15618924765</meta:generator>
    <meta:document-statistic meta:table-count="3" meta:image-count="0" meta:object-count="0" meta:page-count="4" meta:paragraph-count="32" meta:word-count="211" meta:character-count="1262" meta:non-whitespace-character-count="1065"/>
  </office:meta>
</office:document-meta>
</file>